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51">
      <style:paragraph-properties fo:text-align="start" style:justify-single-word="false"/>
      <style:text-properties style:font-name="Times New Roman" fo:font-style="normal" style:text-underline-style="none" fo:font-weight="normal" officeooo:rsid="0014478e" officeooo:paragraph-rsid="0014478e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normal" officeooo:rsid="0014478e" officeooo:paragraph-rsid="0014478e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officeooo:rsid="00004aa4" officeooo:paragraph-rsid="0012dd4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004aa4" officeooo:paragraph-rsid="0012dd4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14478e" officeooo:paragraph-rsid="0014478e" style:font-weight-asian="bold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Times New Roman" style:text-underline-style="none" fo:font-weight="normal" officeooo:rsid="00004aa4" officeooo:paragraph-rsid="0012dd4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004aa4" officeooo:paragraph-rsid="0012dd4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004aa4" officeooo:paragraph-rsid="0014478e" style:font-weight-asian="normal" style:font-weight-complex="normal"/>
    </style:style>
    <style:style style:name="P9" style:family="paragraph" style:parent-style-name="Standard" style:list-style-name="L25">
      <style:paragraph-properties fo:text-align="start" style:justify-single-word="false"/>
      <style:text-properties style:font-name="Times New Roman" style:text-underline-style="none" fo:font-weight="normal" officeooo:rsid="0012dd44" officeooo:paragraph-rsid="0012dd44" style:font-weight-asian="normal" style:font-weight-complex="normal"/>
    </style:style>
    <style:style style:name="P10" style:family="paragraph" style:parent-style-name="Standard" style:list-style-name="L26">
      <style:paragraph-properties fo:text-align="start" style:justify-single-word="false"/>
      <style:text-properties style:font-name="Times New Roman" style:text-underline-style="none" fo:font-weight="normal" officeooo:rsid="0012dd44" officeooo:paragraph-rsid="0012dd44" style:font-weight-asian="normal" style:font-weight-complex="normal"/>
    </style:style>
    <style:style style:name="P11" style:family="paragraph" style:parent-style-name="Standard" style:list-style-name="L27">
      <style:paragraph-properties fo:text-align="start" style:justify-single-word="false"/>
      <style:text-properties style:font-name="Times New Roman" style:text-underline-style="none" fo:font-weight="normal" officeooo:rsid="0012dd44" officeooo:paragraph-rsid="0012dd44" style:font-weight-asian="normal" style:font-weight-complex="normal"/>
    </style:style>
    <style:style style:name="P12" style:family="paragraph" style:parent-style-name="Standard" style:list-style-name="L29">
      <style:paragraph-properties fo:text-align="start" style:justify-single-word="false"/>
      <style:text-properties style:font-name="Times New Roman" style:text-underline-style="none" fo:font-weight="normal" officeooo:rsid="0012dd44" officeooo:paragraph-rsid="0012dd44" style:font-weight-asian="normal" style:font-weight-complex="normal"/>
    </style:style>
    <style:style style:name="P13" style:family="paragraph" style:parent-style-name="Standard" style:list-style-name="L30">
      <style:paragraph-properties fo:text-align="start" style:justify-single-word="false"/>
      <style:text-properties style:font-name="Times New Roman" style:text-underline-style="none" fo:font-weight="normal" officeooo:rsid="0012dd44" officeooo:paragraph-rsid="0012dd44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2dd44" officeooo:paragraph-rsid="0012dd44" style:font-weight-asian="normal" style:font-weight-complex="normal"/>
    </style:style>
    <style:style style:name="P15" style:family="paragraph" style:parent-style-name="Standard" style:list-style-name="L48">
      <style:paragraph-properties fo:text-align="start" style:justify-single-word="false"/>
      <style:text-properties style:font-name="Times New Roman" style:text-underline-style="none" fo:font-weight="normal" officeooo:rsid="0012dd44" officeooo:paragraph-rsid="0012dd44" style:font-weight-asian="normal" style:font-weight-complex="normal"/>
    </style:style>
    <style:style style:name="P16" style:family="paragraph" style:parent-style-name="Standard" style:list-style-name="L49">
      <style:paragraph-properties fo:text-align="start" style:justify-single-word="false"/>
      <style:text-properties style:font-name="Times New Roman" style:text-underline-style="none" fo:font-weight="normal" officeooo:rsid="0012dd44" officeooo:paragraph-rsid="0012dd44" style:font-weight-asian="normal" style:font-weight-complex="normal"/>
    </style:style>
    <style:style style:name="P17" style:family="paragraph" style:parent-style-name="Standard" style:list-style-name="L50">
      <style:paragraph-properties fo:text-align="start" style:justify-single-word="false"/>
      <style:text-properties style:font-name="Times New Roman" style:text-underline-style="none" fo:font-weight="normal" officeooo:rsid="0012dd44" officeooo:paragraph-rsid="0012dd44" style:font-weight-asian="normal" style:font-weight-complex="normal"/>
    </style:style>
    <style:style style:name="P18" style:family="paragraph" style:parent-style-name="Standard" style:list-style-name="L51">
      <style:paragraph-properties fo:text-align="start" style:justify-single-word="false"/>
      <style:text-properties style:font-name="Times New Roman" style:text-underline-style="none" fo:font-weight="normal" officeooo:rsid="0012dd44" officeooo:paragraph-rsid="0012dd44" style:font-weight-asian="normal" style:font-weight-complex="normal"/>
    </style:style>
    <style:style style:name="P19" style:family="paragraph" style:parent-style-name="Standard" style:list-style-name="L49">
      <style:paragraph-properties fo:text-align="start" style:justify-single-word="false"/>
      <style:text-properties style:font-name="Times New Roman" style:text-underline-style="none" fo:font-weight="normal" officeooo:rsid="0014478e" officeooo:paragraph-rsid="0014478e" style:font-weight-asian="normal" style:font-weight-complex="normal"/>
    </style:style>
    <style:style style:name="P20" style:family="paragraph" style:parent-style-name="Standard" style:list-style-name="L51">
      <style:paragraph-properties fo:text-align="start" style:justify-single-word="false"/>
      <style:text-properties style:font-name="Times New Roman" style:text-underline-style="none" fo:font-weight="normal" officeooo:rsid="0014478e" officeooo:paragraph-rsid="0014478e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4478e" officeooo:paragraph-rsid="0012dd44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4478e" officeooo:paragraph-rsid="0014478e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004aa4" officeooo:paragraph-rsid="0012dd44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004aa4" officeooo:paragraph-rsid="0014478e" style:font-style-asian="italic" style:font-weight-asian="normal" style:font-style-complex="italic" style:font-weight-complex="normal"/>
    </style:style>
    <style:style style:name="T1" style:family="text">
      <style:text-properties officeooo:rsid="0012dd44"/>
    </style:style>
    <style:style style:name="T2" style:family="text">
      <style:text-properties officeooo:rsid="0014478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Maths</text:span> Exam Notes</text:p>
      <text:p text:style-name="P3"/>
      <text:list xml:id="list773791827" text:style-name="L2">
        <text:list-item>
          <text:p text:style-name="P6"><text:span text:style-name="T1">Three </text:span>hour Exam</text:p>
        </text:list-item>
        <text:list-item>
          <text:p text:style-name="P6">Answer <text:span text:style-name="T1">6</text:span> of <text:span text:style-name="T1">8</text:span> Questions</text:p>
        </text:list-item>
        <text:list-item>
          <text:p text:style-name="P6"><text:span text:style-name="T1">30 mins</text:span> per question</text:p>
        </text:list-item>
      </text:list>
      <text:p text:style-name="P21"/>
      <text:p text:style-name="P5">Layout</text:p>
      <text:p text:style-name="P5"/>
      <text:p text:style-name="P22">Q1 – Functions </text:p>
      <text:p text:style-name="P22">Q2 – Set Theory &amp; Relations</text:p>
      <text:p text:style-name="P22">Q3 – Groups &amp; Monoids</text:p>
      <text:p text:style-name="P22">Q4 – Languages </text:p>
      <text:p text:style-name="P22">Q5 – Graph Theory</text:p>
      <text:p text:style-name="P22">Q6 – Graph Theory (Primms &amp; Kruskals)</text:p>
      <text:p text:style-name="P22">Q7 – Countably Infinite</text:p>
      <text:p text:style-name="P22">Q8 – Turing Machines</text:p>
      <text:p text:style-name="P22"/>
      <text:p text:style-name="P3"/>
      <text:p text:style-name="P4">2017 Exam:</text:p>
      <text:p text:style-name="P4"/>
      <text:p text:style-name="P23">Q1 (a) – <text:span text:style-name="T1">Functions</text:span></text:p>
      <text:p text:style-name="P7"/>
      <text:list xml:id="list1831168256" text:style-name="L25">
        <text:list-item>
          <text:p text:style-name="P9">Functions</text:p>
        </text:list-item>
        <text:list-item>
          <text:p text:style-name="P9">Injective/Surjective</text:p>
        </text:list-item>
      </text:list>
      <text:p text:style-name="P7"/>
      <text:p text:style-name="P23">Q1 (b) – <text:span text:style-name="T1">Set Theory &amp; Relations</text:span></text:p>
      <text:p text:style-name="P7"/>
      <text:list xml:id="list1887509012" text:style-name="L26">
        <text:list-item>
          <text:p text:style-name="P10">Set Theory</text:p>
        </text:list-item>
        <text:list-item>
          <text:p text:style-name="P10">Reflexive</text:p>
        </text:list-item>
        <text:list-item>
          <text:p text:style-name="P10">Symmetric</text:p>
        </text:list-item>
        <text:list-item>
          <text:p text:style-name="P10">Anti-Symmetric</text:p>
        </text:list-item>
        <text:list-item>
          <text:p text:style-name="P10">Transitive</text:p>
        </text:list-item>
        <text:list-item>
          <text:p text:style-name="P10">Equivalence Relation</text:p>
        </text:list-item>
        <text:list-item>
          <text:p text:style-name="P10">Partial Order</text:p>
        </text:list-item>
      </text:list>
      <text:p text:style-name="P7"/>
      <text:p text:style-name="P23">Q2 <text:s/>– <text:span text:style-name="T1">Groups &amp; Monoids</text:span></text:p>
      <text:p text:style-name="P7"><text:s/></text:p>
      <text:list xml:id="list1724881552" text:style-name="L27">
        <text:list-item>
          <text:p text:style-name="P11">Semigroup</text:p>
        </text:list-item>
        <text:list-item>
          <text:p text:style-name="P11">Monoid</text:p>
        </text:list-item>
        <text:list-item>
          <text:p text:style-name="P11">Group</text:p>
        </text:list-item>
        <text:list-item>
          <text:p text:style-name="P11">Finite, Countably Infinite or Uncountably Inifinite</text:p>
        </text:list-item>
      </text:list>
      <text:p text:style-name="P7"/>
      <text:p text:style-name="P23">Q3 – <text:span text:style-name="T1">Languages</text:span></text:p>
      <text:p text:style-name="P23"/>
      <text:list xml:id="list2955442103" text:style-name="L29">
        <text:list-item>
          <text:p text:style-name="P12">Finite State Acceptor for language</text:p>
        </text:list-item>
        <text:list-item>
          <text:p text:style-name="P12">Regular Grammar for Languages</text:p>
        </text:list-item>
        <text:list-item>
          <text:p text:style-name="P12">Regular Expression for Languages</text:p>
        </text:list-item>
        <text:list-item>
          <text:p text:style-name="P12">Pumping Lemma to show Irregularity</text:p>
        </text:list-item>
      </text:list>
      <text:p text:style-name="P7"/>
      <text:p text:style-name="P23">Q<text:span text:style-name="T1">4</text:span> – <text:span text:style-name="T1">Graph Theory</text:span></text:p>
      <text:p text:style-name="P7"/>
      <text:list xml:id="list3525882137" text:style-name="L30">
        <text:list-item>
          <text:p text:style-name="P13"><text:soft-page-break/>Complete, Regular, Spanning Trees</text:p>
        </text:list-item>
        <text:list-item>
          <text:p text:style-name="P13">Incidence Tables, Adjacency Tables</text:p>
        </text:list-item>
        <text:list-item>
          <text:p text:style-name="P13">Eulerian Trail, Hamiltonian Circuit</text:p>
        </text:list-item>
        <text:list-item>
          <text:p text:style-name="P13">Trees, Connected, Bipartite</text:p>
        </text:list-item>
        <text:list-item>
          <text:p text:style-name="P13">Isomorphisms</text:p>
        </text:list-item>
      </text:list>
      <text:p text:style-name="P14"/>
      <text:p text:style-name="P23">Q<text:span text:style-name="T1">5</text:span> – <text:span text:style-name="T1">Graph Theory </text:span></text:p>
      <text:p text:style-name="P7"/>
      <text:list xml:id="list102026127963048" text:continue-numbering="true" text:style-name="L30">
        <text:list-item>
          <text:p text:style-name="P13">Kruskals Algorithm</text:p>
        </text:list-item>
        <text:list-item>
          <text:p text:style-name="P13">Prim’s Algorithm</text:p>
        </text:list-item>
        <text:list-item>
          <text:p text:style-name="P13">Isomorphisms</text:p>
        </text:list-item>
      </text:list>
      <text:p text:style-name="P23">Q<text:span text:style-name="T1">6</text:span> – <text:span text:style-name="T1">Countably Infinite</text:span></text:p>
      <text:p text:style-name="P7"/>
      <text:list xml:id="list102026836621412" text:continue-numbering="true" text:style-name="L30">
        <text:list-item>
          <text:p text:style-name="P13">Sets being countably infinite</text:p>
        </text:list-item>
        <text:list-item>
          <text:p text:style-name="P13">Finite alphabets</text:p>
        </text:list-item>
      </text:list>
      <text:p text:style-name="P7"/>
      <text:p text:style-name="P23">Q<text:span text:style-name="T1">7</text:span> – <text:span text:style-name="T1">Graph Theory &amp; Set Relations</text:span></text:p>
      <text:p text:style-name="P7"/>
      <text:list xml:id="list102027547973657" text:continue-numbering="true" text:style-name="L30">
        <text:list-item>
          <text:p text:style-name="P13">Directed Graphs</text:p>
        </text:list-item>
        <text:list-item>
          <text:p text:style-name="P13">Equivalence Reation</text:p>
        </text:list-item>
        <text:list-item>
          <text:p text:style-name="P13">Reflexivity</text:p>
        </text:list-item>
        <text:list-item>
          <text:p text:style-name="P13">Symmetry</text:p>
        </text:list-item>
        <text:list-item>
          <text:p text:style-name="P13">Transitivity</text:p>
        </text:list-item>
      </text:list>
      <text:p text:style-name="P14"/>
      <text:p text:style-name="P23">Q<text:span text:style-name="T1">8</text:span> – <text:span text:style-name="T1">Turing Machines</text:span></text:p>
      <text:p text:style-name="P7"/>
      <text:list xml:id="list102027409730291" text:continue-numbering="true" text:style-name="L30">
        <text:list-item>
          <text:p text:style-name="P13">Turing Machine for given language</text:p>
        </text:list-item>
        <text:list-item>
          <text:p text:style-name="P13">Running strings through machine</text:p>
        </text:list-item>
        <text:list-item>
          <text:p text:style-name="P13">Turing Transition Diagrams</text:p>
        </text:list-item>
        <text:list-item>
          <text:p text:style-name="P13">Show not all languages are turing-recognizable</text:p>
        </text:list-item>
      </text:list>
      <text:p text:style-name="P7"/>
      <text:p text:style-name="P7"/>
      <text:p text:style-name="P4">201<text:span text:style-name="T1">6</text:span> Exam:</text:p>
      <text:p text:style-name="P4"/>
      <text:p text:style-name="P23">Q1 (a) – <text:span text:style-name="T1">Functions</text:span></text:p>
      <text:p text:style-name="P7"/>
      <text:list xml:id="list102026026495187" text:continue-list="list1831168256" text:style-name="L25">
        <text:list-item>
          <text:p text:style-name="P9">Functions</text:p>
        </text:list-item>
        <text:list-item>
          <text:p text:style-name="P9">Injective/Surjective</text:p>
        </text:list-item>
      </text:list>
      <text:p text:style-name="P7"/>
      <text:p text:style-name="P23">Q1 (b) – <text:span text:style-name="T1">Set Theory &amp; Relations</text:span></text:p>
      <text:p text:style-name="P7"/>
      <text:list xml:id="list4085193850" text:style-name="L48">
        <text:list-item>
          <text:p text:style-name="P15">Set Theory</text:p>
        </text:list-item>
        <text:list-item>
          <text:p text:style-name="P15">Reflexive</text:p>
        </text:list-item>
        <text:list-item>
          <text:p text:style-name="P15">Symmetric</text:p>
        </text:list-item>
        <text:list-item>
          <text:p text:style-name="P15">Anti-Symmetric</text:p>
        </text:list-item>
        <text:list-item>
          <text:p text:style-name="P15">Transitive</text:p>
        </text:list-item>
        <text:list-item>
          <text:p text:style-name="P15">Equivalence Relation</text:p>
        </text:list-item>
        <text:list-item>
          <text:p text:style-name="P15">Partial Order</text:p>
        </text:list-item>
      </text:list>
      <text:p text:style-name="P7"/>
      <text:p text:style-name="P23">Q2 <text:s/>– <text:span text:style-name="T1">Groups &amp; Monoids</text:span></text:p>
      <text:p text:style-name="P7"><text:soft-page-break/></text:p>
      <text:list xml:id="list160492259" text:style-name="L49">
        <text:list-item>
          <text:p text:style-name="P19">Identity Elements for Semigroups</text:p>
        </text:list-item>
        <text:list-item>
          <text:p text:style-name="P16">Semigroup</text:p>
        </text:list-item>
        <text:list-item>
          <text:p text:style-name="P16">Monoid</text:p>
        </text:list-item>
        <text:list-item>
          <text:p text:style-name="P16">Group</text:p>
        </text:list-item>
        <text:list-item>
          <text:p text:style-name="P16">Finite, Countably Infinite or Uncountably Inifinite</text:p>
        </text:list-item>
      </text:list>
      <text:p text:style-name="P7"/>
      <text:p text:style-name="P23">Q3 – <text:span text:style-name="T1">Languages</text:span></text:p>
      <text:p text:style-name="P23"/>
      <text:list xml:id="list2517257539" text:style-name="L50">
        <text:list-item>
          <text:p text:style-name="P17">Finite State Acceptor for language</text:p>
        </text:list-item>
        <text:list-item>
          <text:p text:style-name="P17">Regular Grammar for Languages</text:p>
        </text:list-item>
        <text:list-item>
          <text:p text:style-name="P17">Regular Expression for Languages</text:p>
        </text:list-item>
        <text:list-item>
          <text:p text:style-name="P17">Pumping Lemma to show Irregularity</text:p>
        </text:list-item>
      </text:list>
      <text:p text:style-name="P7"/>
      <text:p text:style-name="P23">Q<text:span text:style-name="T1">4</text:span> – <text:span text:style-name="T1">Graph Theory</text:span></text:p>
      <text:p text:style-name="P7"/>
      <text:list xml:id="list3979193807" text:style-name="L51">
        <text:list-item>
          <text:p text:style-name="P18">Complete, Regular, Spanning Trees</text:p>
        </text:list-item>
        <text:list-item>
          <text:p text:style-name="P18">Incidence Tables, Adjacency Tables</text:p>
        </text:list-item>
        <text:list-item>
          <text:p text:style-name="P18">Eulerian Trail, Hamiltonian Circuit</text:p>
        </text:list-item>
        <text:list-item>
          <text:p text:style-name="P18">Trees, Connected, Bipartite</text:p>
        </text:list-item>
        <text:list-item>
          <text:p text:style-name="P18">Isomorphisms</text:p>
        </text:list-item>
      </text:list>
      <text:p text:style-name="P14"/>
      <text:p text:style-name="P23">Q<text:span text:style-name="T1">5</text:span> – <text:span text:style-name="T1">Graph Theory </text:span></text:p>
      <text:p text:style-name="P7"/>
      <text:list xml:id="list102026567501298" text:continue-numbering="true" text:style-name="L51">
        <text:list-item>
          <text:p text:style-name="P18">Kruskals Algorithm</text:p>
        </text:list-item>
        <text:list-item>
          <text:p text:style-name="P20">#E = #V - 1</text:p>
        </text:list-item>
        <text:list-item>
          <text:p text:style-name="P18">Prim’s Algorithm</text:p>
        </text:list-item>
        <text:list-item>
          <text:p text:style-name="P18">Isomorphisms</text:p>
          <text:p text:style-name="P18"/>
        </text:list-item>
      </text:list>
      <text:p text:style-name="P24">Q<text:span text:style-name="T1">6</text:span> – <text:span text:style-name="T2">Calculus (TAKEN OFF SYLLABUS)</text:span></text:p>
      <text:p text:style-name="P7"/>
      <text:list xml:id="list102025856141836" text:continue-numbering="true" text:style-name="L51">
        <text:list-item>
          <text:p text:style-name="P20">Calculus (TAKEN OFF SYLLABUS)</text:p>
        </text:list-item>
      </text:list>
      <text:p text:style-name="P7"/>
      <text:p text:style-name="P24">Q<text:span text:style-name="T2">7</text:span> – <text:span text:style-name="T2">Calculus (TAKEN OFF SYLLABUS)</text:span></text:p>
      <text:p text:style-name="P8"/>
      <text:list xml:id="list102026834458524" text:continue-numbering="true" text:style-name="L51">
        <text:list-item>
          <text:p text:style-name="P1">Calculus (TAKEN OFF SYLLABUS)</text:p>
        </text:list-item>
      </text:list>
      <text:p text:style-name="P2"/>
      <text:p text:style-name="P24">Q<text:span text:style-name="T2">8</text:span> – <text:span text:style-name="T2">Calculus (TAKEN OFF SYLLABUS)</text:span></text:p>
      <text:p text:style-name="P8"/>
      <text:list xml:id="list102026884639099" text:continue-numbering="true" text:style-name="L51">
        <text:list-item>
          <text:p text:style-name="P1">Calculus (TAKEN OFF SYLLABUS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0:02:22.697492290</meta:creation-date>
    <dc:date>2018-04-09T10:20:25.317520501</dc:date>
    <meta:editing-duration>PT6M7S</meta:editing-duration>
    <meta:editing-cycles>1</meta:editing-cycles>
    <meta:document-statistic meta:table-count="0" meta:image-count="0" meta:object-count="0" meta:page-count="3" meta:paragraph-count="101" meta:word-count="359" meta:character-count="2142" meta:non-whitespace-character-count="1919"/>
    <meta:generator>LibreOffice/5.4.6.2$Linux_X86_64 LibreOffice_project/40m0$Build-2</meta:generator>
  </office:meta>
</office:document-meta>
</file>